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bc6e" officeooo:paragraph-rsid="001bbc6e"/>
    </style:style>
    <style:style style:name="P2" style:family="paragraph" style:parent-style-name="Text_20_body" style:list-style-name="L1">
      <style:text-properties officeooo:rsid="001bbc6e" officeooo:paragraph-rsid="001bbc6e"/>
    </style:style>
    <style:style style:name="P3" style:family="paragraph" style:parent-style-name="Text_20_body">
      <style:text-properties officeooo:rsid="001c8d13" officeooo:paragraph-rsid="001c8d13"/>
    </style:style>
    <style:style style:name="P4" style:family="paragraph" style:parent-style-name="Text_20_body" style:list-style-name="L2">
      <style:text-properties officeooo:rsid="001c8d13" officeooo:paragraph-rsid="001d55ff"/>
    </style:style>
    <style:style style:name="P5" style:family="paragraph" style:parent-style-name="Text_20_body" style:list-style-name="L2">
      <style:text-properties officeooo:rsid="001d55ff" officeooo:paragraph-rsid="001d55ff"/>
    </style:style>
    <style:style style:name="T1" style:family="text">
      <style:text-properties officeooo:rsid="001bbc6e"/>
    </style:style>
    <style:style style:name="T2" style:family="text">
      <style:text-properties officeooo:rsid="001d55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 Dos <text:span text:style-name="T1">to complete the story</text:span></text:h>
      <text:list xml:id="list1637456934" text:style-name="L1">
        <text:list-item>
          <text:p text:style-name="P2">Implement the rival ACL method and re-run all tests with it</text:p>
        </text:list-item>
      </text:list>
      <text:p text:style-name="P3">* Melvin can move on to dataset loader<text:span text:style-name="T2">s</text:span> if other work is done, leaving me to focus on the scalable paper:</text:p>
      <text:list xml:id="list2177958498" text:style-name="L2">
        <text:list-item>
          <text:p text:style-name="P4">the Lukin <text:span text:style-name="T2">et al dataset for personalised argumentation</text:span></text:p>
        </text:list-item>
        <text:list-item>
          <text:p text:style-name="P5">an additional dataset for the scalable preference learning methods to be tested on. Ideally, large set of movie reviews or similar?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24:05.387724231</meta:creation-date>
    <meta:generator>LibreOffice/5.4.1.2$Linux_X86_64 LibreOffice_project/40m0$Build-2</meta:generator>
    <dc:date>2017-09-04T17:17:28.848032577</dc:date>
    <meta:editing-duration>PT53M23S</meta:editing-duration>
    <meta:editing-cycles>3</meta:editing-cycles>
    <meta:document-statistic meta:table-count="0" meta:image-count="0" meta:object-count="0" meta:page-count="1" meta:paragraph-count="5" meta:word-count="70" meta:character-count="380" meta:non-whitespace-character-count="318"/>
  </office:meta>
</office:document-meta>
</file>